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dee6ef" style:writing-mode="page">
        <style:background-image/>
      </style:table-cell-properties>
    </style:style>
    <style:style style:name="P1" style:family="paragraph" style:parent-style-name="Heading_20_1">
      <style:paragraph-properties fo:break-before="page"/>
      <style:text-properties officeooo:paragraph-rsid="00105699"/>
    </style:style>
    <style:style style:name="P2" style:family="paragraph" style:parent-style-name="Heading_20_1">
      <style:paragraph-properties fo:break-before="page"/>
      <style:text-properties officeooo:paragraph-rsid="0011eaa8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Standard">
      <style:paragraph-properties fo:margin-top="0in" fo:margin-bottom="0.1in" style:contextual-spacing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officeooo:paragraph-rsid="0011eaa8" style:font-weight-asian="bold" style:font-weight-complex="bold"/>
    </style:style>
    <style:style style:name="P8" style:family="paragraph" style:parent-style-name="Standard">
      <style:paragraph-properties fo:margin-top="0in" fo:margin-bottom="0.1402in" style:contextual-spacing="false"/>
    </style:style>
    <style:style style:name="P9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11eaa8"/>
    </style:style>
    <style:style style:name="P14" style:family="paragraph" style:parent-style-name="Text_20_body">
      <style:paragraph-properties fo:margin-top="0in" fo:margin-bottom="0in" style:contextual-spacing="false" fo:break-before="page"/>
      <style:text-properties officeooo:paragraph-rsid="0011eaa8"/>
    </style:style>
    <style:style style:name="P15" style:family="paragraph" style:parent-style-name="Text_20_body">
      <style:paragraph-properties fo:margin-top="0in" fo:margin-bottom="0in" style:contextual-spacing="false"/>
      <style:text-properties fo:font-weight="bold" officeooo:paragraph-rsid="0011eaa8" style:font-weight-asian="bold" style:font-weight-complex="bold"/>
    </style:style>
    <style:style style:name="P16" style:family="paragraph" style:parent-style-name="Text_20_body">
      <loext:graphic-properties draw:fill="solid" draw:fill-color="#e6e905" draw:opacity="100%"/>
      <style:paragraph-properties fo:margin-top="0in" fo:margin-bottom="0in" style:contextual-spacing="false" fo:background-color="#e6e905"/>
      <style:text-properties fo:font-weight="bold" officeooo:paragraph-rsid="0011eaa8" style:font-weight-asian="bold" style:font-weight-complex="bold"/>
    </style:style>
    <style:style style:name="P17" style:family="paragraph" style:parent-style-name="Text_20_body">
      <style:paragraph-properties fo:margin-top="0in" fo:margin-bottom="0.0799in" style:contextual-spacing="false"/>
      <style:text-properties fo:font-weight="bold" officeooo:paragraph-rsid="0011eaa8" style:font-weight-asian="bold" style:font-weight-complex="bol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16. Sum of Prefix Scores of Strings</text:h>
      <text:p text:style-name="P9">You are given an array <text:span text:style-name="Source_20_Text"><text:span text:style-name="T1">words</text:span></text:span> of size <text:span text:style-name="Source_20_Text"><text:span text:style-name="T1">n</text:span></text:span> consisting of <text:span text:style-name="Strong_20_Emphasis"><text:span text:style-name="T2">non-empty</text:span></text:span> strings.</text:p>
      <text:p text:style-name="P9">We define the <text:span text:style-name="Strong_20_Emphasis"><text:span text:style-name="T2">score</text:span></text:span> of a string <text:span text:style-name="Source_20_Text"><text:span text:style-name="T1">term</text:span></text:span> as the <text:span text:style-name="Strong_20_Emphasis"><text:span text:style-name="T2">number</text:span></text:span> of strings <text:span text:style-name="Source_20_Text"><text:span text:style-name="T1">words[i]</text:span></text:span> such that <text:span text:style-name="Source_20_Text"><text:span text:style-name="T1">term</text:span></text:span> is a <text:span text:style-name="Strong_20_Emphasis"><text:span text:style-name="T2">prefix</text:span></text:span> of <text:span text:style-name="Source_20_Text"><text:span text:style-name="T1">words[i]</text:span></text:span>.</text:p>
      <text:list text:style-name="L1">
        <text:list-item>
          <text:p text:style-name="P10">For example, if <text:span text:style-name="Source_20_Text"><text:span text:style-name="T1">words = ["a", "ab", "abc", "cab"]</text:span></text:span>, then the score of <text:span text:style-name="Source_20_Text"><text:span text:style-name="T1">"ab"</text:span></text:span> is <text:span text:style-name="Source_20_Text"><text:span text:style-name="T1">2</text:span></text:span>, since <text:span text:style-name="Source_20_Text"><text:span text:style-name="T1">"ab"</text:span></text:span> is a prefix of both <text:span text:style-name="Source_20_Text"><text:span text:style-name="T1">"ab"</text:span></text:span> and <text:span text:style-name="Source_20_Text"><text:span text:style-name="T1">"abc"</text:span></text:span>.</text:p>
        </text:list-item>
      </text:list>
      <text:p text:style-name="P9">Return <text:span text:style-name="Emphasis"><text:span text:style-name="T2">an array </text:span></text:span><text:span text:style-name="Source_20_Text"><text:span text:style-name="T1">answer</text:span></text:span><text:span text:style-name="Emphasis"><text:span text:style-name="T2"> of size </text:span></text:span><text:span text:style-name="Source_20_Text"><text:span text:style-name="T1">n</text:span></text:span><text:span text:style-name="Emphasis"><text:span text:style-name="T2"> where </text:span></text:span><text:span text:style-name="Source_20_Text"><text:span text:style-name="T1">answer[i]</text:span></text:span><text:span text:style-name="Emphasis"><text:span text:style-name="T2"> is the </text:span></text:span><text:span text:style-name="Emphasis"><text:span text:style-name="Strong_20_Emphasis"><text:span text:style-name="T2">sum</text:span></text:span></text:span><text:span text:style-name="Emphasis"><text:span text:style-name="T2"> of scores of every </text:span></text:span><text:span text:style-name="Emphasis"><text:span text:style-name="Strong_20_Emphasis"><text:span text:style-name="T2">non-empty</text:span></text:span></text:span><text:span text:style-name="Emphasis"><text:span text:style-name="T2"> prefix of </text:span></text:span><text:span text:style-name="Source_20_Text"><text:span text:style-name="T1">words[i]</text:span></text:span>.</text:p>
      <text:p text:style-name="P9"><text:span text:style-name="Strong_20_Emphasis"><text:span text:style-name="T2">Note</text:span></text:span> that a string is considered as a prefix of itself.</text:p>
      <text:p text:style-name="P9"><text:span text:style-name="Strong_20_Emphasis"><text:span text:style-name="T2">Example 1:</text:span></text:span></text:p>
      <text:p text:style-name="P3"><text:span text:style-name="Strong_20_Emphasis"><text:span text:style-name="T2">Input:</text:span></text:span> words = ["abc","ab","bc","b"]</text:p>
      <text:p text:style-name="P3"><text:span text:style-name="Strong_20_Emphasis"><text:span text:style-name="T2">Output:</text:span></text:span> [5,4,3,2]</text:p>
      <text:p text:style-name="P3"><text:span text:style-name="Strong_20_Emphasis"><text:span text:style-name="T2">Explanation:</text:span></text:span> The answer for each string is the following:</text:p>
      <text:p text:style-name="P5">- "abc" has 3 prefixes: "a", "ab", and "abc".</text:p>
      <text:p text:style-name="P5">- There are 2 strings with the prefix "a", 2 strings with the prefix "ab", and 1 string with the prefix "abc".</text:p>
      <text:p text:style-name="P5">The total is answer[0] = 2 + 2 + 1 = 5.</text:p>
      <text:p text:style-name="P5">- "ab" has 2 prefixes: "a" and "ab".</text:p>
      <text:p text:style-name="P5">- There are 2 strings with the prefix "a", and 2 strings with the prefix "ab".</text:p>
      <text:p text:style-name="P5">The total is answer[1] = 2 + 2 = 4.</text:p>
      <text:p text:style-name="P5">- "bc" has 2 prefixes: "b" and "bc".</text:p>
      <text:p text:style-name="P5">- There are 2 strings with the prefix "b", and 1 string with the prefix "bc".</text:p>
      <text:p text:style-name="P5">The total is answer[2] = 2 + 1 = 3.</text:p>
      <text:p text:style-name="P5">- "b" has 1 prefix: "b".</text:p>
      <text:p text:style-name="P5">- There are 2 strings with the prefix "b".</text:p>
      <text:p text:style-name="P4">The total is answer[3] = 2.</text:p>
      <text:p text:style-name="P9"><text:span text:style-name="Strong_20_Emphasis"><text:span text:style-name="T2">Example 2:</text:span></text:span></text:p>
      <text:p text:style-name="P3"><text:span text:style-name="Strong_20_Emphasis"><text:span text:style-name="T2">Input:</text:span></text:span> words = ["abcd"]</text:p>
      <text:p text:style-name="P3"><text:span text:style-name="Strong_20_Emphasis"><text:span text:style-name="T2">Output:</text:span></text:span> [4]</text:p>
      <text:p text:style-name="P3"><text:span text:style-name="Strong_20_Emphasis"><text:span text:style-name="T2">Explanation:</text:span></text:span></text:p>
      <text:p text:style-name="P5">"abcd" has 4 prefixes: "a", "ab", "abc", and "abcd".</text:p>
      <text:p text:style-name="P4">Each prefix has a score of one, so the total is answer[0] = 1 + 1 + 1 + 1 = 4.</text:p>
      <text:p text:style-name="P9"><text:span text:style-name="Strong_20_Emphasis"><text:span text:style-name="T2">Constraints:</text:span></text:span></text:p>
      <text:list text:style-name="L2">
        <text:list-item>
          <text:p text:style-name="P11"><text:span text:style-name="Source_20_Text"><text:span text:style-name="T1">1 &lt;= words.length &lt;= 1000</text:span></text:span></text:p>
        </text:list-item>
        <text:list-item>
          <text:p text:style-name="P11"><text:span text:style-name="Source_20_Text"><text:span text:style-name="T1">1 &lt;= words[i].length &lt;= 1000</text:span></text:span></text:p>
        </text:list-item>
        <text:list-item>
          <text:p text:style-name="P12"><text:span text:style-name="Source_20_Text"><text:span text:style-name="T1">words[i]</text:span></text:span> consists of lowercase English letters.</text:p>
        </text:list-item>
      </text:list>
      <text:p text:style-name="Standard"/>
      <text:h text:style-name="P1" text:outline-level="1">2416. Sum of Prefix Scores of Strings</text:h>
      <text:p text:style-name="Standard">/*</text:p>
      <text:p text:style-name="P6"><text:s text:c="4"/>Hash map - TLE</text:p>
      <text:p text:style-name="Standard"><text:s text:c="4"/>Time complexity: O(nm+np)</text:p>
      <text:p text:style-name="Standard"><text:s text:c="4"/>Space complexity: O(p+p)</text:p>
      <text:p text:style-name="Standard"><text:s text:c="4"/>n: size of words' array</text:p>
      <text:p text:style-name="Standard"><text:s text:c="4"/>m: the average length of the strings in words array</text:p>
      <text:p text:style-name="Standard"><text:s text:c="4"/>p: number of all prefixes formed by every word in words array</text:p>
      <text:p text:style-name="Standard">*/</text:p>
      <text:p text:style-name="Standard">class Solution {</text:p>
      <text:p text:style-name="Standard"><text:s text:c="4"/>public:</text:p>
      <text:p text:style-name="Standard"><text:s text:c="8"/>std::vector&lt;std::string&gt; get_all_prefixes(std::string&amp; s){</text:p>
      <text:p text:style-name="Standard"><text:s text:c="12"/>int m=s.size();</text:p>
      <text:p text:style-name="Standard"><text:s text:c="12"/>std::string pre="";</text:p>
      <text:p text:style-name="Standard"><text:s text:c="12"/>std::vector&lt;std::string&gt; prefixes;</text:p>
      <text:p text:style-name="Standard"><text:s text:c="12"/>for(int i=0;i&lt;m;++i){</text:p>
      <text:p text:style-name="Standard"><text:s text:c="16"/>pre+=s[i];</text:p>
      <text:p text:style-name="Standard"><text:s text:c="16"/>prefixes.push_back(pre);</text:p>
      <text:p text:style-name="Standard"><text:s text:c="12"/>}</text:p>
      <text:p text:style-name="Standard"><text:s text:c="12"/>return prefixes;</text:p>
      <text:p text:style-name="P8"><text:s text:c="8"/>}</text:p>
      <text:p text:style-name="Standard"><text:s text:c="8"/>std::vector&lt;int&gt; sumPrefixScores(std::vector&lt;std::string&gt;&amp; words){</text:p>
      <text:p text:style-name="Standard"><text:s text:c="11"/>std::unordered_map&lt;std::string,int&gt; prefixes_counts;</text:p>
      <text:p text:style-name="Standard"><text:s text:c="11"/>for(auto&amp; word: words){</text:p>
      <text:p text:style-name="Standard"><text:s text:c="16"/>std::vector&lt;std::string&gt; prefixes=get_all_prefixes(word);</text:p>
      <text:p text:style-name="Standard"><text:s text:c="16"/>for(auto&amp; prefix: prefixes) {</text:p>
      <text:p text:style-name="Standard"><text:s text:c="20"/>prefixes_counts[prefix]++;</text:p>
      <text:p text:style-name="Standard"><text:s text:c="16"/>}</text:p>
      <text:p text:style-name="Standard"><text:s text:c="11"/>}</text:p>
      <text:p text:style-name="Standard"><text:s text:c="10"/></text:p>
      <text:p text:style-name="Standard"><text:s text:c="11"/>std::vector&lt;int&gt; ans;</text:p>
      <text:p text:style-name="Standard"><text:s text:c="11"/>for(auto&amp; word: words){</text:p>
      <text:p text:style-name="Standard"><text:s text:c="16"/>int cnt=0;</text:p>
      <text:p text:style-name="Standard"><text:s text:c="16"/>std::vector&lt;std::string&gt; prefixes=get_all_prefixes(word);</text:p>
      <text:p text:style-name="Standard"><text:s text:c="16"/>for(auto&amp; prefix: prefixes){</text:p>
      <text:p text:style-name="Standard"><text:s text:c="20"/>cnt+=prefixes_counts[prefix];</text:p>
      <text:p text:style-name="Standard"><text:s text:c="16"/>}</text:p>
      <text:p text:style-name="Standard"><text:s text:c="16"/>ans.push_back(cnt); </text:p>
      <text:p text:style-name="Standard"><text:s text:c="11"/>}</text:p>
      <text:p text:style-name="Standard"><text:s text:c="11"/>return ans;</text:p>
      <text:p text:style-name="Standard"><text:s text:c="8"/>}</text:p>
      <text:p text:style-name="Standard">};</text:p>
      <text:h text:style-name="P2" text:outline-level="1">2416. Sum of Prefix Scores of Strings</text:h>
      <text:p text:style-name="P13">/*</text:p>
      <text:p text:style-name="P15"><text:s text:c="4"/>Prefix tree (Trie)</text:p>
      <text:p text:style-name="P13"><text:s text:c="5"/>Time complexity: O(nm)</text:p>
      <text:p text:style-name="P13"><text:s text:c="4"/>Space complexity: O(nm)</text:p>
      <text:p text:style-name="P13"><text:s text:c="4"/>n: size of words' array</text:p>
      <text:p text:style-name="P13"><text:s text:c="4"/>m: the average length of the strings in words</text:p>
      <text:p text:style-name="P13">*/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class Trie{</text:p>
            <text:p text:style-name="P15"><text:s text:c="4"/>private:</text:p>
            <text:p text:style-name="P16"><text:s text:c="8"/>class TrieNode{</text:p>
            <text:p text:style-name="P16"><text:s text:c="12"/>public:</text:p>
            <text:p text:style-name="P16"><text:s text:c="16"/>TrieNode* children[26]={nullptr};</text:p>
            <text:p text:style-name="P16"><text:s text:c="16"/>int count=0;</text:p>
            <text:p text:style-name="P16"><text:s text:c="8"/>};</text:p>
            <text:p text:style-name="P15"><text:s text:c="8"/>TrieNode* root;</text:p>
            <text:p text:style-name="P15"><text:s text:c="4"/>public:</text:p>
            <text:p text:style-name="P15"><text:s text:c="8"/>Trie(){</text:p>
            <text:p text:style-name="P15"><text:s text:c="12"/>root=new TrieNode();</text:p>
            <text:p text:style-name="P15"><text:s text:c="8"/>}</text:p>
            <text:p text:style-name="P15"><text:s text:c="8"/>void insert(std::string&amp; s){</text:p>
            <text:p text:style-name="P15"><text:s text:c="12"/>TrieNode* cur=root;</text:p>
            <text:p text:style-name="P15"><text:s text:c="12"/>for(auto&amp; c: s){</text:p>
            <text:p text:style-name="P15"><text:s text:c="16"/>int i=c-'a';</text:p>
            <text:p text:style-name="P15"><text:s text:c="16"/>TrieNode* node=cur-&gt;children[i];</text:p>
            <text:p text:style-name="P15"><text:s text:c="16"/>if(!node){</text:p>
            <text:p text:style-name="P15"><text:s text:c="20"/>node=new TrieNode();</text:p>
            <text:p text:style-name="P15"><text:s text:c="20"/>cur-&gt;children[i]=node;</text:p>
            <text:p text:style-name="P15"><text:s text:c="16"/>}</text:p>
            <text:p text:style-name="P15"><text:s text:c="16"/>cur-&gt;children[i]-&gt;count+=1;</text:p>
            <text:p text:style-name="P15"><text:s text:c="16"/>cur=node;</text:p>
            <text:p text:style-name="P15"><text:s text:c="12"/>}</text:p>
            <text:p text:style-name="P15"><text:s text:c="8"/>}</text:p>
          </table:table-cell>
          <table:table-cell table:style-name="Table1.A1" office:value-type="string">
            <text:p text:style-name="P7">int compute(std::string&amp; s){</text:p>
            <text:p text:style-name="P15"><text:s text:c="12"/>TrieNode* cur=root;</text:p>
            <text:p text:style-name="P15"><text:s text:c="12"/>int ans=0;</text:p>
            <text:p text:style-name="P15"><text:s text:c="12"/>for(auto&amp; c: s){</text:p>
            <text:p text:style-name="P15"><text:s text:c="16"/>int i=c-'a';</text:p>
            <text:p text:style-name="P15"><text:s text:c="16"/>TrieNode* node=cur-&gt;children[i];</text:p>
            <text:p text:style-name="P15"><text:s text:c="16"/>if(node){</text:p>
            <text:p text:style-name="P15"><text:s text:c="20"/>ans+=cur-&gt;children[i]-&gt;count;</text:p>
            <text:p text:style-name="P15"><text:s text:c="20"/>cur=node;</text:p>
            <text:p text:style-name="P15"><text:s text:c="16"/>}</text:p>
            <text:p text:style-name="P15"><text:s text:c="12"/>}</text:p>
            <text:p text:style-name="P15"><text:s text:c="12"/>return ans;</text:p>
            <text:p text:style-name="P15"><text:s text:c="8"/>}</text:p>
            <text:p text:style-name="P15">};</text:p>
          </table:table-cell>
        </table:table-row>
      </table:table>
      <text:p text:style-name="P13"/>
      <text:p text:style-name="P13"/>
      <text:p text:style-name="P13"><text:s text:c="8"/></text:p>
      <text:p text:style-name="P13"/>
      <text:p text:style-name="P14">class Solution {</text:p>
      <text:p text:style-name="P13"><text:s text:c="4"/>public:</text:p>
      <text:p text:style-name="P13"><text:s text:c="8"/>std::vector&lt;int&gt; sumPrefixScores(std::vector&lt;std::string&gt;&amp; words){</text:p>
      <text:p text:style-name="P13"><text:s text:c="11"/><text:span text:style-name="T3"><text:s/>Trie trie=Trie();</text:span></text:p>
      <text:p text:style-name="P17"><text:s text:c="12"/>for(auto&amp; word: words) trie.insert(word);</text:p>
      <text:p text:style-name="P13"><text:s text:c="12"/>std::vector&lt;int&gt; ans;</text:p>
      <text:p text:style-name="P13"><text:s text:c="12"/>for(auto&amp; word: words){</text:p>
      <text:p text:style-name="P13"><text:s text:c="16"/>ans.push_back(<text:span text:style-name="T3">trie.compute(word)</text:span>);</text:p>
      <text:p text:style-name="P13"><text:s text:c="12"/>}</text:p>
      <text:p text:style-name="P13"><text:s text:c="12"/>return ans; <text:s text:c="2"/></text:p>
      <text:p text:style-name="P13"><text:s text:c="8"/>}</text:p>
      <text:p text:style-name="P1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8:31:02.483249920</meta:creation-date>
    <dc:date>2024-09-26T18:36:55.387502786</dc:date>
    <meta:editing-duration>PT5M52S</meta:editing-duration>
    <meta:editing-cycles>4</meta:editing-cycles>
    <meta:generator>LibreOffice/24.2.5.2$Linux_X86_64 LibreOffice_project/420$Build-2</meta:generator>
    <meta:document-statistic meta:table-count="1" meta:image-count="0" meta:object-count="0" meta:page-count="4" meta:paragraph-count="135" meta:word-count="532" meta:character-count="4388" meta:non-whitespace-character-count="2968"/>
  </office:meta>
</office:document-meta>
</file>